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Standard">
      <style:text-properties style:font-name="Trebuchet MS" officeooo:rsid="000909ac"/>
    </style:style>
    <style:style style:name="P5" style:family="paragraph" style:parent-style-name="Table_20_Contents">
      <style:text-properties style:font-name="Trebuchet MS" officeooo:rsid="000909ac" officeooo:paragraph-rsid="000909ac"/>
    </style:style>
    <style:style style:name="P6" style:family="paragraph" style:parent-style-name="Table_20_Contents">
      <style:text-properties style:font-name="Times New Roman" fo:font-size="12pt" fo:font-weight="bold" officeooo:rsid="00145115" officeooo:paragraph-rsid="00145115" style:font-size-asian="12pt" style:font-weight-asian="bold" style:font-size-complex="12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0d2b30"/>
    </style:style>
    <style:style style:name="P9" style:family="paragraph" style:parent-style-name="Text_20_body" style:list-style-name="L1">
      <style:text-properties officeooo:paragraph-rsid="000e74c3"/>
    </style:style>
    <style:style style:name="P10" style:family="paragraph" style:parent-style-name="Text_20_body" style:list-style-name="L1">
      <style:text-properties officeooo:paragraph-rsid="0016cedf"/>
    </style:style>
    <style:style style:name="P11" style:family="paragraph" style:parent-style-name="Text_20_body" style:list-style-name="L1">
      <style:text-properties officeooo:rsid="00145115" officeooo:paragraph-rsid="00145115"/>
    </style:style>
    <style:style style:name="P12" style:family="paragraph" style:parent-style-name="Text_20_body" style:list-style-name="L1">
      <style:text-properties officeooo:rsid="00157e43" officeooo:paragraph-rsid="00157e43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fo:font-style="italic" officeooo:rsid="0015da47" style:font-style-asian="italic" style:font-style-complex="italic"/>
    </style:style>
    <style:style style:name="T3" style:family="text">
      <style:text-properties officeooo:rsid="0007814d"/>
    </style:style>
    <style:style style:name="T4" style:family="text">
      <style:text-properties officeooo:rsid="000afc5c"/>
    </style:style>
    <style:style style:name="T5" style:family="text">
      <style:text-properties style:text-underline-style="none" officeooo:rsid="0007814d"/>
    </style:style>
    <style:style style:name="T6" style:family="text">
      <style:text-properties officeooo:rsid="000d2b30"/>
    </style:style>
    <style:style style:name="T7" style:family="text">
      <style:text-properties officeooo:rsid="00145115"/>
    </style:style>
    <style:style style:name="T8" style:family="text">
      <style:text-properties officeooo:rsid="00157e43"/>
    </style:style>
    <style:style style:name="T9" style:family="text">
      <style:text-properties officeooo:rsid="0016cedf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6">Visualizza Dati Tirocinanti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7">Federica</text:span><text:span text:style-name="T4"> – </text:span><text:span text:style-name="T1">impiegata </text:span><text:span text:style-name="T2">asilo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43493423" text:style-name="L1">
              <text:list-item>
                <text:p text:style-name="P10"><text:span text:style-name="T9">Federica, impiegata dell'asilo, vuole visualizzare i dati di un tirocinante per conoscere gli orari del nuovo turno di lavoro.</text:span></text:p>
              </text:list-item>
              <text:list-item>
                <text:p text:style-name="P7"><text:span text:style-name="T7">Federica</text:span><text:span text:style-name="T6"> s</text:span>i connette alla rete <text:span text:style-name="T9">e a</text:span><text:span text:style-name="T3">ccede al sito </text:span><text:span text:style-name="T5">dell'asilo Mazzetti.</text:span></text:p>
              </text:list-item>
              <text:list-item>
                <text:p text:style-name="P8"><text:span text:style-name="T7">Federica</text:span><text:span text:style-name="T3"> inserisce </text:span><text:span text:style-name="T6">username e password per la sua autenticazione.</text:span></text:p>
                <text:list>
                  <text:list-item>
                    <text:p text:style-name="P9"><text:span text:style-name="T3">Il sistema mostra una schermata con tutte le possibili operazioni.</text:span></text:p>
                  </text:list-item>
                </text:list>
              </text:list-item>
              <text:list-item>
                <text:p text:style-name="P9"><text:span text:style-name="T7">Federica</text:span><text:span text:style-name="T3"> </text:span><text:span text:style-name="T7">sceglie l'area del sito riguardante </text:span><text:span text:style-name="T9">la visualizzazione dei dati dei tirocinanti.</text:span></text:p>
                <text:list>
                  <text:list-item>
                    <text:p text:style-name="P11">Il sistema visualizza <text:span text:style-name="T8">l'elenco de</text:span>gli studenti che hanno richiesto di effettuare il tirocinio presso l'asilo Mazzetti in ordine alfabetico</text:p>
                  </text:list-item>
                </text:list>
              </text:list-item>
              <text:list-item>
                <text:p text:style-name="P12">Federica clicca sul tirocinante “Andrea Ragozzino”.</text:p>
                <text:list>
                  <text:list-item>
                    <text:p text:style-name="P12">Il sistema visualizza i suoi dati</text:p>
                  </text:list-item>
                </text:list>
              </text:list-item>
              <text:list-item>
                <text:p text:style-name="P7"><text:span text:style-name="T7">Federica</text:span> <text:span text:style-name="T9">prende visione degli orari di lavoro del tirocinante e si disconnette dal sistema.</text:span></text:p>
              </text:list-item>
            </text:list>
          </table:table-cell>
        </table:table-row>
      </table:table>
      <text:p text:style-name="P4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17T23:38:36.05</dc:date>
    <meta:editing-duration>PT4H32M56S</meta:editing-duration>
    <meta:editing-cycles>12</meta:editing-cycles>
    <meta:generator>LibreOffice/3.6$Windows_x86 LibreOffice_project/da8c1e6-fd468f4-454e206-f42a4a9-143cfd</meta:generator>
    <dc:creator>Mariella </dc:creator>
    <meta:document-statistic meta:table-count="1" meta:image-count="0" meta:object-count="0" meta:page-count="1" meta:paragraph-count="14" meta:word-count="131" meta:character-count="864" meta:non-whitespace-character-count="755"/>
  </office:meta>
</office:document-meta>
</file>